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4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/>
          </table:table-cell>
          <table:table-cell table:formula="of:=[.B2]/10" office:value-type="float" office:value="0.03028" calcext:value-type="float">
            <text:p/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/>
          </table:table-cell>
          <table:table-cell table:formula="of:=[.B3]/10" office:value-type="float" office:value="0.0664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/>
          </table:table-cell>
          <table:table-cell table:formula="of:=[.B4]/10" office:value-type="float" office:value="0.1019" calcext:value-type="float">
            <text:p/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/>
          </table:table-cell>
          <table:table-cell table:formula="of:=[.B5]/10" office:value-type="float" office:value="0.1336" calcext:value-type="float">
            <text:p/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/>
          </table:table-cell>
          <table:table-cell table:formula="of:=[.B6]/10" office:value-type="float" office:value="0.1711" calcext:value-type="float">
            <text:p/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/>
          </table:table-cell>
          <table:table-cell table:formula="of:=[.B7]/10" office:value-type="float" office:value="0.1982" calcext:value-type="float">
            <text:p/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/>
          </table:table-cell>
          <table:table-cell table:formula="of:=[.B8]/10" office:value-type="float" office:value="0.2318" calcext:value-type="float">
            <text:p/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/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/>
          </table:table-cell>
          <table:table-cell table:formula="of:=[.B9]/10" office:value-type="float" office:value="0.2698" calcext:value-type="float">
            <text:p/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/>
          </table:table-cell>
          <table:table-cell table:formula="of:=[.B10]/10" office:value-type="float" office:value="0.3072" calcext:value-type="float">
            <text:p/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/>
          </table:table-cell>
          <table:table-cell table:formula="of:=[.B11]/10" office:value-type="float" office:value="0.343" calcext:value-type="float">
            <text:p/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/>
          </table:table-cell>
          <table:table-cell table:formula="of:=[.B12]/10" office:value-type="float" office:value="0.3777" calcext:value-type="float">
            <text:p/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/>
          </table:table-cell>
          <table:table-cell table:formula="of:=[.B13]/10" office:value-type="float" office:value="0.402" calcext:value-type="float">
            <text:p/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/>
          </table:table-cell>
          <table:table-cell table:formula="of:=[.B14]/10" office:value-type="float" office:value="0.428" calcext:value-type="float">
            <text:p/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/>
          </table:table-cell>
          <table:table-cell table:formula="of:=[.B15]/10" office:value-type="float" office:value="0.457" calcext:value-type="float">
            <text:p/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/>
          </table:table-cell>
          <table:table-cell table:formula="of:=[.B16]/10" office:value-type="float" office:value="0.492" calcext:value-type="float">
            <text:p/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/>
          </table:table-cell>
          <table:table-cell table:formula="of:=[.B17]/10" office:value-type="float" office:value="0.523" calcext:value-type="float">
            <text:p/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/>
          </table:table-cell>
          <table:table-cell table:formula="of:=[.B18]/10" office:value-type="float" office:value="0.532" calcext:value-type="float">
            <text:p/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*0.1/[.E32]*100" office:value-type="float" office:value="3.86756270508101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/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([.E40]+[.E41])/2)^2/8+[.E44]^2)/10)/[.E32]*100" office:value-type="float" office:value="13.5852621066205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/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/>
          </table:table-cell>
          <table:table-cell table:formula="of:=[.D2]*10^-3/([.C3]*10^-3)+[.D3]*10^-3*[.C2]*10^-3/([.C3]*10^-3)^2" office:value-type="float" office:value="78.54671280276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formula="of:=([.C8]*[.C6]*(1-[.C9]/[.C7])/([.C6]*[.C9]/[.C7]-[.C8]))" office:value-type="float" office:value="0.830090791180287" calcext:value-type="float">
            <text:p/>
          </table:table-cell>
          <table:table-cell table:formula="of:=ABS((-[.C6]*[.C8]*[.C9]*(1-[.C9]/[.C6])/([.C7]*(-[.C8]+[.C6]*[.C9]/[.C7])^2)+[.C8]*(1-[.C9]/[.C7])/(-[.C8]+[.C6]*[.C9]/[.C7]))*[.D6]+([.C6]*[.C8]*(1-[.C9]/[.C7])/(-[.C8]+[.C6]*[.C9]/[.C7])^2+[.C6]*(1-[.C9]/[.C7])/(-[.C8]+[.C6]*[.C9]/[.C7]))*[.D8]+([.C6]^2*[.C8]*[.C9]*(1-[.C9]/[.C7])/([.C7]^2*(-[.C8]+[.C6]*[.C9]/[.C7])^2)+[.C6]*[.C8]*[.C9]/([.C7]^2*(-[.C8]+[.C6]*[.C9]/[.C7])))*[.D7]+([.C6]^2*[.C8]*(1-[.C9]/[.C7])/([.C7]*(-[.C8]+[.C6]*[.C9]/[.C7])^2)+[.C6]*[.C8]/([.C7]*(-[.C8]+[.C6]*[.C9]/[.C7])))*[.D9])" office:value-type="float" office:value="0.99213867313997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formula="of:=[.C6]*([.C7]-[.C9])/([.C6]-[.C8])/([.C7]/[.C6]-([.C7]-[.C9])/([.C6]-[.C8]))" office:value-type="float" office:value="1.03761348897536" calcext:value-type="float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]*([.C9]-[.C7])/([.C8]-[.C6])/([.C9]/[.C8]-([.C9]-[.C7])/([.C8]-[.C6]))" office:value-type="float" office:value="0.664072632944229" calcext:value-type="float">
            <text:p/>
          </table:table-cell>
          <table:table-cell/>
        </table:table-row>
      </table:table>
      <table:table table:name="E_freq" table:style-name="ta1">
        <table:shapes>
          <draw:frame draw:z-index="0" draw:style-name="gr1" draw:text-style-name="P1" svg:width="15.999cm" svg:height="8.999cm" svg:x="0.791cm" svg:y="10.325cm">
            <draw:object draw:notify-on-update-of-ranges="E_freq.G2:E_freq.G22 E_freq.H2:E_freq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5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 table:formula="of:=(([.B2]/70.2)/([.D2]/6.9))^-1" office:value-type="float" office:value="89.8695652173913" calcext:value-type="float">
            <text:p/>
          </table:table-cell>
          <table:table-cell table:style-name="ce5" table:formula="of:=LOG10([.A2])" office:value-type="float" office:value="2" calcext:value-type="float">
            <text:p/>
          </table:table-cell>
          <table:table-cell table:style-name="ce6" table:formula="of:=LOG10([.F2])" office:value-type="float" office:value="1.9536126406097" calcext:value-type="float">
            <text:p/>
          </table:table-cell>
          <table:table-cell table:formula="of:=-[.$L$2]/([.$K$2]*LN(10))+[.C2]/([.B2]*LN(10))-[.E2]/([.D2]*LN(10))+[.$L$3]/([.$K$3]*LN(10))" office:value-type="float" office:value="0.0570260123323566" calcext:value-type="float">
            <text:p/>
          </table:table-cell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/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/>
          </table:table-cell>
          <table:table-cell table:formula="of:=(([.B3]/70.2)/([.D3]/6.9))^-1" office:value-type="float" office:value="91.5652173913044" calcext:value-type="float">
            <text:p/>
          </table:table-cell>
          <table:table-cell table:style-name="ce5" table:formula="of:=LOG10([.A3])" office:value-type="float" office:value="2.30102999566398" calcext:value-type="float">
            <text:p/>
          </table:table-cell>
          <table:table-cell table:style-name="ce6" table:formula="of:=LOG10([.F3])" office:value-type="float" office:value="1.96173053083187" calcext:value-type="float">
            <text:p/>
          </table:table-cell>
          <table:table-cell table:formula="of:=-[.$L$2]/([.$K$2]*LN(10))+[.C3]/([.B3]*LN(10))-[.E3]/([.D3]*LN(10))+[.$L$3]/([.$K$3]*LN(10))" office:value-type="float" office:value="0.0571474084139508" calcext:value-type="float">
            <text:p/>
          </table:table-cell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/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/>
          </table:table-cell>
          <table:table-cell table:formula="of:=(([.B4]/70.2)/([.D4]/6.9))^-1" office:value-type="float" office:value="109.565217391304" calcext:value-type="float">
            <text:p/>
          </table:table-cell>
          <table:table-cell table:style-name="ce5" table:formula="of:=LOG10([.A4])" office:value-type="float" office:value="2.60205999132796" calcext:value-type="float">
            <text:p/>
          </table:table-cell>
          <table:table-cell table:style-name="ce6" table:formula="of:=LOG10([.F4])" office:value-type="float" office:value="2.03967270476395" calcext:value-type="float">
            <text:p/>
          </table:table-cell>
          <table:table-cell table:formula="of:=-[.$L$2]/([.$K$2]*LN(10))+[.C4]/([.B4]*LN(10))-[.E4]/([.D4]*LN(10))+[.$L$3]/([.$K$3]*LN(10))" office:value-type="float" office:value="0.066285798611101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/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/>
          </table:table-cell>
          <table:table-cell table:formula="of:=(([.B5]/70.2)/([.D5]/6.9))^-1" office:value-type="float" office:value="120.815217391304" calcext:value-type="float">
            <text:p/>
          </table:table-cell>
          <table:table-cell table:style-name="ce5" table:formula="of:=LOG10([.A5])" office:value-type="float" office:value="2.77815125038364" calcext:value-type="float">
            <text:p/>
          </table:table-cell>
          <table:table-cell table:style-name="ce6" table:formula="of:=LOG10([.F5])" office:value-type="float" office:value="2.08212163968945" calcext:value-type="float">
            <text:p/>
          </table:table-cell>
          <table:table-cell table:formula="of:=-[.$L$2]/([.$K$2]*LN(10))+[.C5]/([.B5]*LN(10))-[.E5]/([.D5]*LN(10))+[.$L$3]/([.$K$3]*LN(10))" office:value-type="float" office:value="0.0719625223190325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/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/>
          </table:table-cell>
          <table:table-cell table:formula="of:=(([.B6]/70.2)/([.D6]/6.9))^-1" office:value-type="float" office:value="114.45652173913" calcext:value-type="float">
            <text:p/>
          </table:table-cell>
          <table:table-cell table:style-name="ce5" table:formula="of:=LOG10([.A6])" office:value-type="float" office:value="2.90308998699194" calcext:value-type="float">
            <text:p/>
          </table:table-cell>
          <table:table-cell table:style-name="ce6" table:formula="of:=LOG10([.F6])" office:value-type="float" office:value="2.05864054383993" calcext:value-type="float">
            <text:p/>
          </table:table-cell>
          <table:table-cell table:formula="of:=-[.$L$2]/([.$K$2]*LN(10))+[.C6]/([.B6]*LN(10))-[.E6]/([.D6]*LN(10))+[.$L$3]/([.$K$3]*LN(10))" office:value-type="float" office:value="0.06655093565744" calcext:value-type="float">
            <text:p/>
          </table:table-cell>
          <table:table-cell table:number-columns-repeated="5"/>
        </table:table-row>
        <table:table-row table:style-name="ro1">
          <table:table-cell table:formula="of:=[.A2]*10" office:value-type="float" office:value="1000" calcext:value-type="float">
            <text:p/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/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/>
          </table:table-cell>
          <table:table-cell table:formula="of:=(([.B7]/70.2)/([.D7]/6.9))^-1" office:value-type="float" office:value="153.880434782609" calcext:value-type="float">
            <text:p/>
          </table:table-cell>
          <table:table-cell table:style-name="ce5" table:formula="of:=LOG10([.A7])" office:value-type="float" office:value="3" calcext:value-type="float">
            <text:p/>
          </table:table-cell>
          <table:table-cell table:style-name="ce6" table:formula="of:=LOG10([.F7])" office:value-type="float" office:value="2.18718340471706" calcext:value-type="float">
            <text:p/>
          </table:table-cell>
          <table:table-cell table:formula="of:=-[.$L$2]/([.$K$2]*LN(10))+[.C7]/([.B7]*LN(10))-[.E7]/([.D7]*LN(10))+[.$L$3]/([.$K$3]*LN(10))" office:value-type="float" office:value="0.0867916292478733" calcext:value-type="float">
            <text:p/>
          </table:table-cell>
          <table:table-cell table:number-columns-repeated="5"/>
        </table:table-row>
        <table:table-row table:style-name="ro1">
          <table:table-cell table:formula="of:=[.A3]*10" office:value-type="float" office:value="2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/>
          </table:table-cell>
          <table:table-cell table:formula="of:=(([.B8]/70.2)/([.D8]/6.9))^-1" office:value-type="float" office:value="197.119565217391" calcext:value-type="float">
            <text:p/>
          </table:table-cell>
          <table:table-cell table:style-name="ce5" table:formula="of:=LOG10([.A8])" office:value-type="float" office:value="3.30102999566398" calcext:value-type="float">
            <text:p/>
          </table:table-cell>
          <table:table-cell table:style-name="ce6" table:formula="of:=LOG10([.F8])" office:value-type="float" office:value="2.2947297325709" calcext:value-type="float">
            <text:p/>
          </table:table-cell>
          <table:table-cell table:formula="of:=-[.$L$2]/([.$K$2]*LN(10))+[.C8]/([.B8]*LN(10))-[.E8]/([.D8]*LN(10))+[.$L$3]/([.$K$3]*LN(10))" office:value-type="float" office:value="0.108645290527329" calcext:value-type="float">
            <text:p/>
          </table:table-cell>
          <table:table-cell office:value-type="string" calcext:value-type="string">
            <text:p>Patamar</text:p>
          </table:table-cell>
          <table:table-cell table:formula="of:=MEDIAN([.F2:.F6])" office:value-type="float" office:value="109.565217391304" calcext:value-type="float">
            <text:p/>
          </table:table-cell>
          <table:table-cell table:number-columns-repeated="3"/>
        </table:table-row>
        <table:table-row table:style-name="ro1">
          <table:table-cell table:formula="of:=[.A4]*10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/>
          </table:table-cell>
          <table:table-cell table:formula="of:=(([.B9]/70.2)/([.D9]/6.9))^-1" office:value-type="float" office:value="234.363354037267" calcext:value-type="float">
            <text:p/>
          </table:table-cell>
          <table:table-cell table:style-name="ce5" table:formula="of:=LOG10([.A9])" office:value-type="float" office:value="3.60205999132796" calcext:value-type="float">
            <text:p/>
          </table:table-cell>
          <table:table-cell table:style-name="ce6" table:formula="of:=LOG10([.F9])" office:value-type="float" office:value="2.3698897046856" calcext:value-type="float">
            <text:p/>
          </table:table-cell>
          <table:table-cell table:formula="of:=-[.$L$2]/([.$K$2]*LN(10))+[.C9]/([.B9]*LN(10))-[.E9]/([.D9]*LN(10))+[.$L$3]/([.$K$3]*LN(10))" office:value-type="float" office:value="0.124373009279497" calcext:value-type="float">
            <text:p/>
          </table:table-cell>
          <table:table-cell office:value-type="string" calcext:value-type="string">
            <text:p>-3dB</text:p>
          </table:table-cell>
          <table:table-cell office:value-type="float" office:value="77.56" calcext:value-type="float">
            <text:p>77.56</text:p>
          </table:table-cell>
          <table:table-cell table:number-columns-repeated="3"/>
        </table:table-row>
        <table:table-row table:style-name="ro1">
          <table:table-cell table:formula="of:=[.A5]*10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/>
          </table:table-cell>
          <table:table-cell table:formula="of:=(([.B10]/70.2)/([.D10]/6.9))^-1" office:value-type="float" office:value="232.546583850932" calcext:value-type="float">
            <text:p/>
          </table:table-cell>
          <table:table-cell table:style-name="ce5" table:formula="of:=LOG10([.A10])" office:value-type="float" office:value="3.77815125038364" calcext:value-type="float">
            <text:p/>
          </table:table-cell>
          <table:table-cell table:style-name="ce6" table:formula="of:=LOG10([.F10])" office:value-type="float" office:value="2.36650996403422" calcext:value-type="float">
            <text:p/>
          </table:table-cell>
          <table:table-cell table:formula="of:=-[.$L$2]/([.$K$2]*LN(10))+[.C10]/([.B10]*LN(10))-[.E10]/([.D10]*LN(10))+[.$L$3]/([.$K$3]*LN(10))" office:value-type="float" office:value="0.124330926480863" calcext:value-type="float">
            <text:p/>
          </table:table-cell>
          <table:table-cell table:number-columns-repeated="5"/>
        </table:table-row>
        <table:table-row table:style-name="ro1">
          <table:table-cell table:formula="of:=[.A6]*10" office:value-type="float" office:value="8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/>
          </table:table-cell>
          <table:table-cell table:formula="of:=(([.B11]/70.2)/([.D11]/6.9))^-1" office:value-type="float" office:value="275.54347826087" calcext:value-type="float">
            <text:p/>
          </table:table-cell>
          <table:table-cell table:style-name="ce5" table:formula="of:=LOG10([.A11])" office:value-type="float" office:value="3.90308998699194" calcext:value-type="float">
            <text:p/>
          </table:table-cell>
          <table:table-cell table:style-name="ce6" table:formula="of:=LOG10([.F11])" office:value-type="float" office:value="2.4401901363238" calcext:value-type="float">
            <text:p/>
          </table:table-cell>
          <table:table-cell table:formula="of:=-[.$L$2]/([.$K$2]*LN(10))+[.C11]/([.B11]*LN(10))-[.E11]/([.D11]*LN(10))+[.$L$3]/([.$K$3]*LN(10))" office:value-type="float" office:value="0.1450951342649" calcext:value-type="float">
            <text:p/>
          </table:table-cell>
          <table:table-cell table:number-columns-repeated="5"/>
        </table:table-row>
        <table:table-row table:style-name="ro1">
          <table:table-cell table:formula="of:=[.A7]*10" office:value-type="float" office:value="1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/>
          </table:table-cell>
          <table:table-cell table:formula="of:=(([.B12]/70.2)/([.D12]/6.9))^-1" office:value-type="float" office:value="413.315217391304" calcext:value-type="float">
            <text:p/>
          </table:table-cell>
          <table:table-cell table:style-name="ce5" table:formula="of:=LOG10([.A12])" office:value-type="float" office:value="4" calcext:value-type="float">
            <text:p/>
          </table:table-cell>
          <table:table-cell table:style-name="ce6" table:formula="of:=LOG10([.F12])" office:value-type="float" office:value="2.61628139537948" calcext:value-type="float">
            <text:p/>
          </table:table-cell>
          <table:table-cell table:formula="of:=-[.$L$2]/([.$K$2]*LN(10))+[.C12]/([.B12]*LN(10))-[.E12]/([.D12]*LN(10))+[.$L$3]/([.$K$3]*LN(10))" office:value-type="float" office:value="0.217477547915442" calcext:value-type="float">
            <text:p/>
          </table:table-cell>
          <table:table-cell table:number-columns-repeated="5"/>
        </table:table-row>
        <table:table-row table:style-name="ro1">
          <table:table-cell table:formula="of:=[.A8]*10" office:value-type="float" office:value="2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/>
          </table:table-cell>
          <table:table-cell table:formula="of:=(([.B13]/70.2)/([.D13]/6.9))^-1" office:value-type="float" office:value="410.135869565217" calcext:value-type="float">
            <text:p/>
          </table:table-cell>
          <table:table-cell table:style-name="ce5" table:formula="of:=LOG10([.A13])" office:value-type="float" office:value="4.30102999566398" calcext:value-type="float">
            <text:p/>
          </table:table-cell>
          <table:table-cell table:style-name="ce6" table:formula="of:=LOG10([.F13])" office:value-type="float" office:value="2.61292775337189" calcext:value-type="float">
            <text:p/>
          </table:table-cell>
          <table:table-cell table:formula="of:=-[.$L$2]/([.$K$2]*LN(10))+[.C13]/([.B13]*LN(10))-[.E13]/([.D13]*LN(10))+[.$L$3]/([.$K$3]*LN(10))" office:value-type="float" office:value="0.217436112544479" calcext:value-type="float">
            <text:p/>
          </table:table-cell>
          <table:table-cell table:number-columns-repeated="5"/>
        </table:table-row>
        <table:table-row table:style-name="ro1">
          <table:table-cell table:formula="of:=[.A9]*10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/>
          </table:table-cell>
          <table:table-cell table:formula="of:=(([.B14]/70.2)/([.D14]/6.9))^-1" office:value-type="float" office:value="413.315217391304" calcext:value-type="float">
            <text:p/>
          </table:table-cell>
          <table:table-cell table:style-name="ce5" table:formula="of:=LOG10([.A14])" office:value-type="float" office:value="4.60205999132796" calcext:value-type="float">
            <text:p/>
          </table:table-cell>
          <table:table-cell table:style-name="ce6" table:formula="of:=LOG10([.F14])" office:value-type="float" office:value="2.61628139537948" calcext:value-type="float">
            <text:p/>
          </table:table-cell>
          <table:table-cell table:formula="of:=-[.$L$2]/([.$K$2]*LN(10))+[.C14]/([.B14]*LN(10))-[.E14]/([.D14]*LN(10))+[.$L$3]/([.$K$3]*LN(10))" office:value-type="float" office:value="0.217477547915442" calcext:value-type="float">
            <text:p/>
          </table:table-cell>
          <table:table-cell table:number-columns-repeated="5"/>
        </table:table-row>
        <table:table-row table:style-name="ro1">
          <table:table-cell table:formula="of:=[.A10]*10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/>
          </table:table-cell>
          <table:table-cell table:formula="of:=(([.B15]/70.2)/([.D15]/6.9))^-1" office:value-type="float" office:value="271.304347826087" calcext:value-type="float">
            <text:p/>
          </table:table-cell>
          <table:table-cell table:style-name="ce5" table:formula="of:=LOG10([.A15])" office:value-type="float" office:value="4.77815125038364" calcext:value-type="float">
            <text:p/>
          </table:table-cell>
          <table:table-cell table:style-name="ce6" table:formula="of:=LOG10([.F15])" office:value-type="float" office:value="2.43345675366483" calcext:value-type="float">
            <text:p/>
          </table:table-cell>
          <table:table-cell table:formula="of:=-[.$L$2]/([.$K$2]*LN(10))+[.C15]/([.B15]*LN(10))-[.E15]/([.D15]*LN(10))+[.$L$3]/([.$K$3]*LN(10))" office:value-type="float" office:value="0.145011616095303" calcext:value-type="float">
            <text:p/>
          </table:table-cell>
          <table:table-cell table:number-columns-repeated="5"/>
        </table:table-row>
        <table:table-row table:style-name="ro1">
          <table:table-cell table:formula="of:=[.A11]*10" office:value-type="float" office:value="80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/>
          </table:table-cell>
          <table:table-cell table:formula="of:=(([.B16]/70.2)/([.D16]/6.9))^-1" office:value-type="float" office:value="232.546583850932" calcext:value-type="float">
            <text:p/>
          </table:table-cell>
          <table:table-cell table:style-name="ce5" table:formula="of:=LOG10([.A16])" office:value-type="float" office:value="4.90308998699194" calcext:value-type="float">
            <text:p/>
          </table:table-cell>
          <table:table-cell table:style-name="ce6" table:formula="of:=LOG10([.F16])" office:value-type="float" office:value="2.36650996403422" calcext:value-type="float">
            <text:p/>
          </table:table-cell>
          <table:table-cell table:formula="of:=-[.$L$2]/([.$K$2]*LN(10))+[.C16]/([.B16]*LN(10))-[.E16]/([.D16]*LN(10))+[.$L$3]/([.$K$3]*LN(10))" office:value-type="float" office:value="0.124330926480863" calcext:value-type="float">
            <text:p/>
          </table:table-cell>
          <table:table-cell table:number-columns-repeated="5"/>
        </table:table-row>
        <table:table-row table:style-name="ro1">
          <table:table-cell table:formula="of:=[.A12]*10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/>
          </table:table-cell>
          <table:table-cell table:formula="of:=(([.B17]/70.2)/([.D17]/6.9))^-1" office:value-type="float" office:value="203.478260869565" calcext:value-type="float">
            <text:p/>
          </table:table-cell>
          <table:table-cell table:style-name="ce5" table:formula="of:=LOG10([.A17])" office:value-type="float" office:value="5" calcext:value-type="float">
            <text:p/>
          </table:table-cell>
          <table:table-cell table:style-name="ce6" table:formula="of:=LOG10([.F17])" office:value-type="float" office:value="2.30851801705653" calcext:value-type="float">
            <text:p/>
          </table:table-cell>
          <table:table-cell table:formula="of:=-[.$L$2]/([.$K$2]*LN(10))+[.C17]/([.B17]*LN(10))-[.E17]/([.D17]*LN(10))+[.$L$3]/([.$K$3]*LN(10))" office:value-type="float" office:value="0.108820409270032" calcext:value-type="float">
            <text:p/>
          </table:table-cell>
          <table:table-cell table:number-columns-repeated="5"/>
        </table:table-row>
        <table:table-row table:style-name="ro1">
          <table:table-cell table:formula="of:=[.A13]*10" office:value-type="float" office:value="200000" calcext:value-type="float">
            <text:p/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/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/>
          </table:table-cell>
          <table:table-cell table:formula="of:=(([.B18]/70.2)/([.D18]/6.9))^-1" office:value-type="float" office:value="60.9474979491386" calcext:value-type="float">
            <text:p/>
          </table:table-cell>
          <table:table-cell table:style-name="ce5" table:formula="of:=LOG10([.A18])" office:value-type="float" office:value="5.30102999566398" calcext:value-type="float">
            <text:p/>
          </table:table-cell>
          <table:table-cell table:style-name="ce6" table:formula="of:=LOG10([.F18])" office:value-type="float" office:value="1.78495588141976" calcext:value-type="float">
            <text:p/>
          </table:table-cell>
          <table:table-cell table:formula="of:=-[.$L$2]/([.$K$2]*LN(10))+[.C18]/([.B18]*LN(10))-[.E18]/([.D18]*LN(10))+[.$L$3]/([.$K$3]*LN(10))" office:value-type="float" office:value="0.0329809853047809" calcext:value-type="float">
            <text:p/>
          </table:table-cell>
          <table:table-cell table:number-columns-repeated="5"/>
        </table:table-row>
        <table:table-row table:style-name="ro1">
          <table:table-cell table:formula="of:=[.A14]*10" office:value-type="float" office:value="400000" calcext:value-type="float">
            <text:p/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/>
          </table:table-cell>
          <table:table-cell table:formula="of:=(([.B19]/70.2)/([.D19]/6.9))^-1" office:value-type="float" office:value="52.5652173913044" calcext:value-type="float">
            <text:p/>
          </table:table-cell>
          <table:table-cell table:style-name="ce5" table:formula="of:=LOG10([.A19])" office:value-type="float" office:value="5.60205999132796" calcext:value-type="float">
            <text:p/>
          </table:table-cell>
          <table:table-cell table:style-name="ce6" table:formula="of:=LOG10([.F19])" office:value-type="float" office:value="1.72069846484318" calcext:value-type="float">
            <text:p/>
          </table:table-cell>
          <table:table-cell table:formula="of:=-[.$L$2]/([.$K$2]*LN(10))+[.C19]/([.B19]*LN(10))-[.E19]/([.D19]*LN(10))+[.$L$3]/([.$K$3]*LN(10))" office:value-type="float" office:value="0.029024635511733" calcext:value-type="float">
            <text:p/>
          </table:table-cell>
          <table:table-cell table:number-columns-repeated="5"/>
        </table:table-row>
        <table:table-row table:style-name="ro1">
          <table:table-cell table:formula="of:=[.A15]*10" office:value-type="float" office:value="600000" calcext:value-type="float">
            <text:p/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/>
          </table:table-cell>
          <table:table-cell table:formula="of:=(([.B20]/70.2)/([.D20]/6.9))^-1" office:value-type="float" office:value="33.7400177462289" calcext:value-type="float">
            <text:p/>
          </table:table-cell>
          <table:table-cell table:style-name="ce5" table:formula="of:=LOG10([.A20])" office:value-type="float" office:value="5.77815125038364" calcext:value-type="float">
            <text:p/>
          </table:table-cell>
          <table:table-cell table:style-name="ce6" table:formula="of:=LOG10([.F20])" office:value-type="float" office:value="1.52814530667893" calcext:value-type="float">
            <text:p/>
          </table:table-cell>
          <table:table-cell table:formula="of:=-[.$L$2]/([.$K$2]*LN(10))+[.C20]/([.B20]*LN(10))-[.E20]/([.D20]*LN(10))+[.$L$3]/([.$K$3]*LN(10))" office:value-type="float" office:value="0.0180566123476221" calcext:value-type="float">
            <text:p/>
          </table:table-cell>
          <table:table-cell table:number-columns-repeated="5"/>
        </table:table-row>
        <table:table-row table:style-name="ro1">
          <table:table-cell table:formula="of:=[.A16]*10" office:value-type="float" office:value="800000" calcext:value-type="float">
            <text:p/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/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/>
          </table:table-cell>
          <table:table-cell table:formula="of:=(([.B21]/70.2)/([.D21]/6.9))^-1" office:value-type="float" office:value="30.0393553223388" calcext:value-type="float">
            <text:p/>
          </table:table-cell>
          <table:table-cell table:style-name="ce5" table:formula="of:=LOG10([.A21])" office:value-type="float" office:value="5.90308998699194" calcext:value-type="float">
            <text:p/>
          </table:table-cell>
          <table:table-cell table:style-name="ce6" table:formula="of:=LOG10([.F21])" office:value-type="float" office:value="1.47769060799408" calcext:value-type="float">
            <text:p/>
          </table:table-cell>
          <table:table-cell table:formula="of:=-[.$L$2]/([.$K$2]*LN(10))+[.C21]/([.B21]*LN(10))-[.E21]/([.D21]*LN(10))+[.$L$3]/([.$K$3]*LN(10))" office:value-type="float" office:value="0.0155790892643815" calcext:value-type="float">
            <text:p/>
          </table:table-cell>
          <table:table-cell table:number-columns-repeated="5"/>
        </table:table-row>
        <table:table-row table:style-name="ro1">
          <table:table-cell table:formula="of:=[.A17]*10" office:value-type="float" office:value="1000000" calcext:value-type="float">
            <text:p/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/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/>
          </table:table-cell>
          <table:table-cell table:formula="of:=(([.B22]/70.2)/([.D22]/6.9))^-1" office:value-type="float" office:value="20.3767292490119" calcext:value-type="float">
            <text:p/>
          </table:table-cell>
          <table:table-cell table:style-name="ce5" table:formula="of:=LOG10([.A22])" office:value-type="float" office:value="6" calcext:value-type="float">
            <text:p/>
          </table:table-cell>
          <table:table-cell table:style-name="ce6" table:formula="of:=LOG10([.F22])" office:value-type="float" office:value="1.30913447490582" calcext:value-type="float">
            <text:p/>
          </table:table-cell>
          <table:table-cell table:formula="of:=-[.$L$2]/([.$K$2]*LN(10))+[.C22]/([.B22]*LN(10))-[.E22]/([.D22]*LN(10))+[.$L$3]/([.$K$3]*LN(10))" office:value-type="float" office:value="0.0106176346185207" calcext:value-type="float">
            <text:p/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table:style-name="ce5" office:value-type="float" office:value="2" calcext:value-type="float">
            <text:p>2</text:p>
          </table:table-cell>
          <table:table-cell table:formula="of:=20*[.H2]" office:value-type="float" office:value="39.072252812194" calcext:value-type="float">
            <text:p/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9.072252812194" calcext:value-type="float">
            <text:p>39.072252812194</text:p>
          </table:table-cell>
        </table:table-row>
        <table:table-row table:style-name="ro1">
          <table:table-cell table:number-columns-repeated="9"/>
          <table:table-cell table:style-name="ce5" office:value-type="float" office:value="2.30102999566398" calcext:value-type="float">
            <text:p>2.30102999566398</text:p>
          </table:table-cell>
          <table:table-cell table:formula="of:=20*[.H3]" office:value-type="float" office:value="39.2346106166374" calcext:value-type="float">
            <text:p/>
          </table:table-cell>
          <table:table-cell/>
          <table:table-cell table:style-name="ce5" office:value-type="float" office:value="2.30102999566398" calcext:value-type="float">
            <text:p>2.30102999566398</text:p>
          </table:table-cell>
          <table:table-cell table:style-name="ce5" office:value-type="float" office:value="39.2346106166374" calcext:value-type="float">
            <text:p>39.2346106166374</text:p>
          </table:table-cell>
        </table:table-row>
        <table:table-row table:style-name="ro1">
          <table:table-cell table:number-columns-repeated="9"/>
          <table:table-cell table:style-name="ce5" office:value-type="float" office:value="2.60205999132796" calcext:value-type="float">
            <text:p>2.60205999132796</text:p>
          </table:table-cell>
          <table:table-cell table:formula="of:=20*[.H4]" office:value-type="float" office:value="40.793454095279" calcext:value-type="float">
            <text:p/>
          </table:table-cell>
          <table:table-cell/>
          <table:table-cell table:style-name="ce5" office:value-type="float" office:value="2.60205999132796" calcext:value-type="float">
            <text:p>2.60205999132796</text:p>
          </table:table-cell>
          <table:table-cell table:style-name="ce5" office:value-type="float" office:value="40.793454095279" calcext:value-type="float">
            <text:p>40.793454095279</text:p>
          </table:table-cell>
        </table:table-row>
        <table:table-row table:style-name="ro1">
          <table:table-cell table:number-columns-repeated="9"/>
          <table:table-cell table:style-name="ce5" office:value-type="float" office:value="2.77815125038364" calcext:value-type="float">
            <text:p>2.77815125038364</text:p>
          </table:table-cell>
          <table:table-cell table:formula="of:=20*[.H5]" office:value-type="float" office:value="41.642432793789" calcext:value-type="float">
            <text:p/>
          </table:table-cell>
          <table:table-cell/>
          <table:table-cell table:style-name="ce5" office:value-type="float" office:value="2.77815125038364" calcext:value-type="float">
            <text:p>2.77815125038364</text:p>
          </table:table-cell>
          <table:table-cell table:style-name="ce5" office:value-type="float" office:value="41.642432793789" calcext:value-type="float">
            <text:p>41.642432793789</text:p>
          </table:table-cell>
        </table:table-row>
        <table:table-row table:style-name="ro1">
          <table:table-cell table:number-columns-repeated="9"/>
          <table:table-cell table:style-name="ce5" office:value-type="float" office:value="2.90308998699194" calcext:value-type="float">
            <text:p>2.90308998699194</text:p>
          </table:table-cell>
          <table:table-cell table:formula="of:=20*[.H6]" office:value-type="float" office:value="41.1728108767986" calcext:value-type="float">
            <text:p/>
          </table:table-cell>
          <table:table-cell/>
          <table:table-cell table:style-name="ce5" office:value-type="float" office:value="2.90308998699194" calcext:value-type="float">
            <text:p>2.90308998699194</text:p>
          </table:table-cell>
          <table:table-cell table:style-name="ce5" office:value-type="float" office:value="41.1728108767986" calcext:value-type="float">
            <text:p>41.1728108767986</text:p>
          </table:table-cell>
        </table:table-row>
        <table:table-row table:style-name="ro1">
          <table:table-cell table:number-columns-repeated="9"/>
          <table:table-cell table:style-name="ce5" office:value-type="float" office:value="3" calcext:value-type="float">
            <text:p>3</text:p>
          </table:table-cell>
          <table:table-cell table:formula="of:=20*[.H7]" office:value-type="float" office:value="43.7436680943412" calcext:value-type="float">
            <text:p/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3.7436680943412" calcext:value-type="float">
            <text:p>43.7436680943412</text:p>
          </table:table-cell>
        </table:table-row>
        <table:table-row table:style-name="ro1">
          <table:table-cell table:number-columns-repeated="9"/>
          <table:table-cell table:style-name="ce5" office:value-type="float" office:value="3.30102999566398" calcext:value-type="float">
            <text:p>3.30102999566398</text:p>
          </table:table-cell>
          <table:table-cell table:formula="of:=20*[.H8]" office:value-type="float" office:value="45.894594651418" calcext:value-type="float">
            <text:p/>
          </table:table-cell>
          <table:table-cell/>
          <table:table-cell table:style-name="ce5" office:value-type="float" office:value="3.30102999566398" calcext:value-type="float">
            <text:p>3.30102999566398</text:p>
          </table:table-cell>
          <table:table-cell table:style-name="ce5" office:value-type="float" office:value="45.894594651418" calcext:value-type="float">
            <text:p>45.894594651418</text:p>
          </table:table-cell>
        </table:table-row>
        <table:table-row table:style-name="ro1">
          <table:table-cell table:number-columns-repeated="9"/>
          <table:table-cell table:style-name="ce5" office:value-type="float" office:value="3.60205999132796" calcext:value-type="float">
            <text:p>3.60205999132796</text:p>
          </table:table-cell>
          <table:table-cell table:formula="of:=20*[.H9]" office:value-type="float" office:value="47.397794093712" calcext:value-type="float">
            <text:p/>
          </table:table-cell>
          <table:table-cell/>
          <table:table-cell table:style-name="ce5" office:value-type="float" office:value="3.60205999132796" calcext:value-type="float">
            <text:p>3.60205999132796</text:p>
          </table:table-cell>
          <table:table-cell table:style-name="ce5" office:value-type="float" office:value="47.397794093712" calcext:value-type="float">
            <text:p>47.397794093712</text:p>
          </table:table-cell>
        </table:table-row>
        <table:table-row table:style-name="ro1">
          <table:table-cell table:number-columns-repeated="9"/>
          <table:table-cell table:style-name="ce5" office:value-type="float" office:value="3.77815125038364" calcext:value-type="float">
            <text:p>3.77815125038364</text:p>
          </table:table-cell>
          <table:table-cell table:formula="of:=20*[.H10]" office:value-type="float" office:value="47.3301992806844" calcext:value-type="float">
            <text:p/>
          </table:table-cell>
          <table:table-cell/>
          <table:table-cell table:style-name="ce5" office:value-type="float" office:value="3.77815125038364" calcext:value-type="float">
            <text:p>3.77815125038364</text:p>
          </table:table-cell>
          <table:table-cell table:style-name="ce5" office:value-type="float" office:value="47.3301992806844" calcext:value-type="float">
            <text:p>47.3301992806844</text:p>
          </table:table-cell>
        </table:table-row>
        <table:table-row table:style-name="ro1">
          <table:table-cell table:number-columns-repeated="9"/>
          <table:table-cell table:style-name="ce5" office:value-type="float" office:value="3.90308998699194" calcext:value-type="float">
            <text:p>3.90308998699194</text:p>
          </table:table-cell>
          <table:table-cell table:formula="of:=20*[.H11]" office:value-type="float" office:value="48.803802726476" calcext:value-type="float">
            <text:p/>
          </table:table-cell>
          <table:table-cell/>
          <table:table-cell table:style-name="ce5" office:value-type="float" office:value="3.90308998699194" calcext:value-type="float">
            <text:p>3.90308998699194</text:p>
          </table:table-cell>
          <table:table-cell table:style-name="ce5" office:value-type="float" office:value="48.803802726476" calcext:value-type="float">
            <text:p>48.803802726476</text:p>
          </table:table-cell>
        </table:table-row>
        <table:table-row table:style-name="ro1">
          <table:table-cell table:number-columns-repeated="9"/>
          <table:table-cell table:style-name="ce5" office:value-type="float" office:value="4" calcext:value-type="float">
            <text:p>4</text:p>
          </table:table-cell>
          <table:table-cell table:formula="of:=20*[.H12]" office:value-type="float" office:value="52.3256279075896" calcext:value-type="float">
            <text:p/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2.3256279075896" calcext:value-type="float">
            <text:p>52.3256279075896</text:p>
          </table:table-cell>
        </table:table-row>
        <table:table-row table:style-name="ro1">
          <table:table-cell table:number-columns-repeated="9"/>
          <table:table-cell table:style-name="ce5" office:value-type="float" office:value="4.30102999566398" calcext:value-type="float">
            <text:p>4.30102999566398</text:p>
          </table:table-cell>
          <table:table-cell table:formula="of:=20*[.H13]" office:value-type="float" office:value="52.2585550674378" calcext:value-type="float">
            <text:p/>
          </table:table-cell>
          <table:table-cell/>
          <table:table-cell table:style-name="ce5" office:value-type="float" office:value="4.30102999566398" calcext:value-type="float">
            <text:p>4.30102999566398</text:p>
          </table:table-cell>
          <table:table-cell table:style-name="ce5" office:value-type="float" office:value="52.2585550674378" calcext:value-type="float">
            <text:p>52.2585550674378</text:p>
          </table:table-cell>
        </table:table-row>
        <table:table-row table:style-name="ro1">
          <table:table-cell table:number-columns-repeated="9"/>
          <table:table-cell table:style-name="ce5" office:value-type="float" office:value="4.60205999132796" calcext:value-type="float">
            <text:p>4.60205999132796</text:p>
          </table:table-cell>
          <table:table-cell table:formula="of:=20*[.H14]" office:value-type="float" office:value="52.3256279075896" calcext:value-type="float">
            <text:p/>
          </table:table-cell>
          <table:table-cell/>
          <table:table-cell table:style-name="ce5" office:value-type="float" office:value="4.60205999132796" calcext:value-type="float">
            <text:p>4.60205999132796</text:p>
          </table:table-cell>
          <table:table-cell table:style-name="ce5" office:value-type="float" office:value="52.3256279075896" calcext:value-type="float">
            <text:p>52.3256279075896</text:p>
          </table:table-cell>
        </table:table-row>
        <table:table-row table:style-name="ro1">
          <table:table-cell table:number-columns-repeated="9"/>
          <table:table-cell table:style-name="ce5" office:value-type="float" office:value="4.77815125038364" calcext:value-type="float">
            <text:p>4.77815125038364</text:p>
          </table:table-cell>
          <table:table-cell table:formula="of:=20*[.H15]" office:value-type="float" office:value="48.6691350732966" calcext:value-type="float">
            <text:p/>
          </table:table-cell>
          <table:table-cell/>
          <table:table-cell table:style-name="ce5" office:value-type="float" office:value="4.77815125038364" calcext:value-type="float">
            <text:p>4.77815125038364</text:p>
          </table:table-cell>
          <table:table-cell table:style-name="ce5" office:value-type="float" office:value="48.6691350732966" calcext:value-type="float">
            <text:p>48.6691350732966</text:p>
          </table:table-cell>
        </table:table-row>
        <table:table-row table:style-name="ro1">
          <table:table-cell table:number-columns-repeated="9"/>
          <table:table-cell table:style-name="ce5" office:value-type="float" office:value="4.90308998699194" calcext:value-type="float">
            <text:p>4.90308998699194</text:p>
          </table:table-cell>
          <table:table-cell table:formula="of:=20*[.H16]" office:value-type="float" office:value="47.3301992806844" calcext:value-type="float">
            <text:p/>
          </table:table-cell>
          <table:table-cell/>
          <table:table-cell table:style-name="ce5" office:value-type="float" office:value="4.90308998699194" calcext:value-type="float">
            <text:p>4.90308998699194</text:p>
          </table:table-cell>
          <table:table-cell table:style-name="ce5" office:value-type="float" office:value="47.3301992806844" calcext:value-type="float">
            <text:p>47.3301992806844</text:p>
          </table:table-cell>
        </table:table-row>
        <table:table-row table:style-name="ro1">
          <table:table-cell table:number-columns-repeated="9"/>
          <table:table-cell table:style-name="ce5" office:value-type="float" office:value="5" calcext:value-type="float">
            <text:p>5</text:p>
          </table:table-cell>
          <table:table-cell table:formula="of:=20*[.H17]" office:value-type="float" office:value="46.1703603411306" calcext:value-type="float">
            <text:p/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6.1703603411306" calcext:value-type="float">
            <text:p>46.1703603411306</text:p>
          </table:table-cell>
        </table:table-row>
        <table:table-row table:style-name="ro1">
          <table:table-cell table:number-columns-repeated="9"/>
          <table:table-cell table:style-name="ce5" office:value-type="float" office:value="5.30102999566398" calcext:value-type="float">
            <text:p>5.30102999566398</text:p>
          </table:table-cell>
          <table:table-cell table:formula="of:=20*[.H18]" office:value-type="float" office:value="35.6991176283952" calcext:value-type="float">
            <text:p/>
          </table:table-cell>
          <table:table-cell/>
          <table:table-cell table:style-name="ce5" office:value-type="float" office:value="5.30102999566398" calcext:value-type="float">
            <text:p>5.30102999566398</text:p>
          </table:table-cell>
          <table:table-cell table:style-name="ce5" office:value-type="float" office:value="35.6991176283952" calcext:value-type="float">
            <text:p>35.6991176283952</text:p>
          </table:table-cell>
        </table:table-row>
        <table:table-row table:style-name="ro1">
          <table:table-cell table:number-columns-repeated="9"/>
          <table:table-cell table:style-name="ce5" office:value-type="float" office:value="5.60205999132796" calcext:value-type="float">
            <text:p>5.60205999132796</text:p>
          </table:table-cell>
          <table:table-cell table:formula="of:=20*[.H19]" office:value-type="float" office:value="34.4139692968636" calcext:value-type="float">
            <text:p/>
          </table:table-cell>
          <table:table-cell/>
          <table:table-cell table:style-name="ce5" office:value-type="float" office:value="5.60205999132796" calcext:value-type="float">
            <text:p>5.60205999132796</text:p>
          </table:table-cell>
          <table:table-cell table:style-name="ce5" office:value-type="float" office:value="34.4139692968636" calcext:value-type="float">
            <text:p>34.4139692968636</text:p>
          </table:table-cell>
        </table:table-row>
        <table:table-row table:style-name="ro1">
          <table:table-cell table:number-columns-repeated="9"/>
          <table:table-cell table:style-name="ce5" office:value-type="float" office:value="5.77815125038364" calcext:value-type="float">
            <text:p>5.77815125038364</text:p>
          </table:table-cell>
          <table:table-cell table:formula="of:=20*[.H20]" office:value-type="float" office:value="30.5629061335786" calcext:value-type="float">
            <text:p/>
          </table:table-cell>
          <table:table-cell/>
          <table:table-cell table:style-name="ce5" office:value-type="float" office:value="5.77815125038364" calcext:value-type="float">
            <text:p>5.77815125038364</text:p>
          </table:table-cell>
          <table:table-cell table:style-name="ce5" office:value-type="float" office:value="30.5629061335786" calcext:value-type="float">
            <text:p>30.5629061335786</text:p>
          </table:table-cell>
        </table:table-row>
        <table:table-row table:style-name="ro1">
          <table:table-cell table:number-columns-repeated="9"/>
          <table:table-cell table:style-name="ce5" office:value-type="float" office:value="5.90308998699194" calcext:value-type="float">
            <text:p>5.90308998699194</text:p>
          </table:table-cell>
          <table:table-cell table:formula="of:=20*[.H21]" office:value-type="float" office:value="29.5538121598816" calcext:value-type="float">
            <text:p/>
          </table:table-cell>
          <table:table-cell/>
          <table:table-cell table:style-name="ce5" office:value-type="float" office:value="5.90308998699194" calcext:value-type="float">
            <text:p>5.90308998699194</text:p>
          </table:table-cell>
          <table:table-cell table:style-name="ce5" office:value-type="float" office:value="29.5538121598816" calcext:value-type="float">
            <text:p>29.5538121598816</text:p>
          </table:table-cell>
        </table:table-row>
        <table:table-row table:style-name="ro1">
          <table:table-cell table:number-columns-repeated="9"/>
          <table:table-cell table:style-name="ce5" office:value-type="float" office:value="6" calcext:value-type="float">
            <text:p>6</text:p>
          </table:table-cell>
          <table:table-cell table:formula="of:=20*[.H22]" office:value-type="float" office:value="26.1826894981164" calcext:value-type="float">
            <text:p/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26.1826894981164" calcext:value-type="float">
            <text:p>26.1826894981164</text:p>
          </table:table-cell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-00-0000</text:date>, <text:time style:data-style-name="N2" text:time-value="12:50:33.4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9:56:12.933000000</meta:creation-date>
    <meta:generator>LibreOffice/4.2.2.1$Windows_x86 LibreOffice_project/3be8cda0bddd8e430d8cda1ebfd581265cca5a0f</meta:generator>
    <meta:editing-duration>PT3H51M50S</meta:editing-duration>
    <meta:editing-cycles>10</meta:editing-cycles>
    <dc:date>2014-12-23T13:17:46.637000000</dc:date>
    <meta:document-statistic meta:table-count="5" meta:cell-count="5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77cm" svg:y="0.855cm" svg:width="11.844cm" svg:height="7.545cm">
          <chartooo:coordinate-region svg:x="1.206cm" svg:y="1.054cm" svg:width="11.07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3cm" svg:y="4.201cm" style:legend-expansion="high" chart:style-name="ch2"/>
        <chart:plot-area chart:style-name="ch3" table:cell-range-address="E_freq.G2:E_freq.H22" svg:x="0.77cm" svg:y="0.855cm" svg:width="12.433cm" svg:height="7.545cm">
          <chartooo:coordinate-region svg:x="1.682cm" svg:y="1.054cm" svg:width="11.28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_freq.H2:E_freq.H22" chart:class="chart:scatter">
            <chart:domain table:cell-range-address="E_freq.G2:E_freq.G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_freq.G2:E_freq.G22</svg:desc>
                </draw:g>
              </table:table-cell>
              <table:table-cell office:value-type="float" office:value="1.9536126406097">
                <text:p>1.9536126406097</text:p>
                <draw:g>
                  <svg:desc>E_freq.H2:E_freq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1.96173053083187">
                <text:p>1.9617305308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2.03967270476395">
                <text:p>2.0396727047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2.08212163968945">
                <text:p>2.0821216396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05864054383993">
                <text:p>2.05864054383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18718340471706">
                <text:p>2.1871834047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.2947297325709">
                <text:p>2.2947297325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698897046856">
                <text:p>2.369889704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4401901363238">
                <text:p>2.4401901363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2.61292775337189">
                <text:p>2.6129277533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2.43345675366483">
                <text:p>2.4334567536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30851801705653">
                <text:p>2.30851801705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1.78495588141976">
                <text:p>1.7849558814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1.72069846484318">
                <text:p>1.72069846484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1.52814530667893">
                <text:p>1.52814530667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1.47769060799408">
                <text:p>1.4776906079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.30913447490582">
                <text:p>1.3091344749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